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949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5.664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00">
      <style:table-cell-properties style:text-align-source="fix" style:repeat-content="false"/>
      <style:paragraph-properties fo:text-align="start"/>
    </style:style>
    <style:style style:name="ce5" style:family="table-cell" style:parent-style-name="Default" style:data-style-name="N10130">
      <style:table-cell-properties style:text-align-source="fix" style:repeat-content="false"/>
      <style:paragraph-properties fo:text-align="end"/>
      <style:text-properties style:font-name="Liberation Sans" style:font-name-asian="Tahoma" style:font-name-complex="Tahoma"/>
    </style:style>
    <style:style style:name="ce6" style:family="table-cell" style:parent-style-name="Default" style:data-style-name="N10130">
      <style:table-cell-properties style:text-align-source="fix" style:repeat-content="false"/>
      <style:paragraph-properties fo:text-align="end"/>
    </style:style>
    <style:style style:name="ce7" style:family="table-cell" style:parent-style-name="Default" style:data-style-name="N1010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end"/>
    </style:style>
    <style:style style:name="ce9" style:family="table-cell" style:parent-style-name="Default" style:data-style-name="N10100">
      <style:table-cell-properties style:text-align-source="fix" style:repeat-content="false"/>
      <style:paragraph-properties fo:text-align="end"/>
      <style:text-properties fo:language="en" fo:country="US" style:font-name-asian="WenQuanYi Zen Hei Sharp" style:font-name-complex="Lohit Devanagari"/>
    </style:style>
    <style:style style:name="ce10" style:family="table-cell" style:parent-style-name="Default" style:data-style-name="N10100">
      <style:table-cell-properties style:text-align-source="fix" style:repeat-content="false"/>
      <style:paragraph-properties fo:text-align="start"/>
      <style:text-properties fo:language="en" fo:country="US" style:font-name-asian="WenQuanYi Zen Hei Sharp" style:font-name-complex="Lohit Devanagar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font-name-asian="WenQuanYi Zen Hei Sharp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6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number-columns-repeated="16376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ty Pric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C1,C5,C6,C13,C18,C19,C21,C22,C23,C24,C26,C27,C29,C31,C33,C34,C35,C36,C37,C38,C39,C40,C41,C42,C43,C44,C45,C46,C47,C48,C49,C50,C51,C52,C53,C54,C55,C56,C57,C58,C59,C60,C65,C66,C69,C74,C87,C88,C89,C90,C91,C92,C93,C94,C95,C96C56,C61,C62,C65,C70,C83,C84,C85,C86,C87,C88,C89,C90,C91,C92</text:p>
          </table:table-cell>
          <table:table-cell office:value-type="string" calcext:value-type="string">
            <text:p>CL31B106KOHNF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eu.mouser.com/ProductDetail/603-CC0603MPX78BB104" xlink:type="simple">https://eu.mouser.com/ProductDetail/603-CC0603MPX78BB104</text:a></text:p>
          </table:table-cell>
          <table:table-cell table:style-name="ce5" office:value-type="currency" office:currency="USD" office:value="0.017" calcext:value-type="currency">
            <text:p>$0.017</text:p>
          </table:table-cell>
          <table:table-cell table:formula="of:=[.E2]*[.C2]" office:value-type="currency" office:currency="USD" office:value="0.952" calcext:value-type="currency">
            <text:p>$0.95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0n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,C3,C4,C9,C14,C15,C28</text:p>
          </table:table-cell>
          <table:table-cell office:value-type="string" calcext:value-type="string">
            <text:p>CL10A106MQ8NN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u.mouser.com/ProductDetail/187-CL10A106MQ8NNND" xlink:type="simple">https://eu.mouser.com/ProductDetail/187-CL10A106MQ8NNND</text:a></text:p>
          </table:table-cell>
          <table:table-cell table:style-name="ce5" office:value-type="currency" office:currency="USD" office:value="0.031" calcext:value-type="currency">
            <text:p>$0.031</text:p>
          </table:table-cell>
          <table:table-cell table:formula="of:=[.E3]*[.C3]" office:value-type="currency" office:currency="USD" office:value="0.217" calcext:value-type="currency">
            <text:p>$0.21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,C8,C20,C25</text:p>
          </table:table-cell>
          <table:table-cell office:value-type="string" calcext:value-type="string">
            <text:p>CC0603MRX7R9BB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u.mouser.com/ProductDetail/603-CC603MRX7R9BB103" xlink:type="simple">https://eu.mouser.com/ProductDetail/603-CC603MRX7R9BB103</text:a></text:p>
          </table:table-cell>
          <table:table-cell table:style-name="ce5" office:value-type="currency" office:currency="USD" office:value="0.012" calcext:value-type="currency">
            <text:p>$0.012</text:p>
          </table:table-cell>
          <table:table-cell table:formula="of:=[.E4]*[.C4]" office:value-type="currency" office:currency="USD" office:value="0.048" calcext:value-type="currency">
            <text:p>$0.04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n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0,C30,C32</text:p>
          </table:table-cell>
          <table:table-cell office:value-type="string" calcext:value-type="string">
            <text:p>CL10A475KQ8NNW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187-CL10A475KQ8NNWC" xlink:type="simple">https://eu.mouser.com/ProductDetail/187-CL10A475KQ8NNWC</text:a></text:p>
          </table:table-cell>
          <table:table-cell table:style-name="ce5" office:value-type="currency" office:currency="USD" office:value="0.024" calcext:value-type="currency">
            <text:p>$0.024</text:p>
          </table:table-cell>
          <table:table-cell table:formula="of:=[.E5]*[.C5]" office:value-type="currency" office:currency="USD" office:value="0.072" calcext:value-type="currency">
            <text:p>$0.07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.7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1,C12</text:p>
          </table:table-cell>
          <table:table-cell office:value-type="string" calcext:value-type="string">
            <text:p>CL21A226KQCLR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187-CL21A226KQCLRNC" xlink:type="simple">https://eu.mouser.com/ProductDetail/187-CL21A226KQCLRNC</text:a></text:p>
          </table:table-cell>
          <table:table-cell table:style-name="ce5" office:value-type="currency" office:currency="USD" office:value="0.043" calcext:value-type="currency">
            <text:p>$0.043</text:p>
          </table:table-cell>
          <table:table-cell table:formula="of:=[.E6]*[.C6]" office:value-type="currency" office:currency="USD" office:value="0.086" calcext:value-type="currency">
            <text:p>$0.086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2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6,C17,C63,C64,C68,C72,C73,C76,C78</text:p>
          </table:table-cell>
          <table:table-cell office:value-type="string" calcext:value-type="string">
            <text:p>C0603C105K4PAC78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u.mouser.com/ProductDetail/80-C0603C105K4P7867" xlink:type="simple">https://eu.mouser.com/ProductDetail/80-C0603C105K4P7867</text:a></text:p>
          </table:table-cell>
          <table:table-cell table:style-name="ce5" office:value-type="currency" office:currency="USD" office:value="0.029" calcext:value-type="currency">
            <text:p>$0.029</text:p>
          </table:table-cell>
          <table:table-cell table:formula="of:=[.E7]*[.C7]" office:value-type="currency" office:currency="USD" office:value="0.261" calcext:value-type="currency">
            <text:p>$0.26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6V 1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1,C62,C67,C70,C71,C75,C77</text:p>
          </table:table-cell>
          <table:table-cell office:value-type="string" calcext:value-type="string">
            <text:p>CL31B106KOHNF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u.mouser.com/ProductDetail/187-CL31B106KOHNFNE" xlink:type="simple">https://eu.mouser.com/ProductDetail/187-CL31B106KOHNFNE</text:a></text:p>
          </table:table-cell>
          <table:table-cell table:style-name="ce5" office:value-type="currency" office:currency="USD" office:value="0.046" calcext:value-type="currency">
            <text:p>$0.046</text:p>
          </table:table-cell>
          <table:table-cell table:formula="of:=[.E8]*[.C8]" office:value-type="currency" office:currency="USD" office:value="0.322" calcext:value-type="currency">
            <text:p>$0.322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6V 1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9,C80</text:p>
          </table:table-cell>
          <table:table-cell office:value-type="string" calcext:value-type="string">
            <text:p>CL31A107MQHNN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187-CL31A107MQHNNWE" xlink:type="simple">https://eu.mouser.com/ProductDetail/187-CL31A107MQHNNWE</text:a></text:p>
          </table:table-cell>
          <table:table-cell table:style-name="ce5" office:value-type="currency" office:currency="USD" office:value="0.189" calcext:value-type="currency">
            <text:p>$0.189</text:p>
          </table:table-cell>
          <table:table-cell table:formula="of:=[.E9]*[.C9]" office:value-type="currency" office:currency="USD" office:value="0.378" calcext:value-type="currency">
            <text:p>$0.378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1,C82</text:p>
          </table:table-cell>
          <table:table-cell office:value-type="string" calcext:value-type="string">
            <text:p>GRT1885C1H152JA0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81-GRT1885C1H152JA2D" xlink:type="simple">https://eu.mouser.com/ProductDetail/81-GRT1885C1H152JA2D</text:a></text:p>
          </table:table-cell>
          <table:table-cell table:style-name="ce5" office:value-type="currency" office:currency="USD" office:value="0.034" calcext:value-type="currency">
            <text:p>$0.034</text:p>
          </table:table-cell>
          <table:table-cell table:formula="of:=[.E10]*[.C10]" office:value-type="currency" office:currency="USD" office:value="0.068" calcext:value-type="currency">
            <text:p>$0.06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5n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,C84</text:p>
          </table:table-cell>
          <table:table-cell office:value-type="string" calcext:value-type="string">
            <text:p>EEE-FK1E331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67-EEE-FK1E331P" xlink:type="simple">https://eu.mouser.com/ProductDetail/667-EEE-FK1E331P</text:a></text:p>
          </table:table-cell>
          <table:table-cell table:style-name="ce5" office:value-type="currency" office:currency="USD" office:value="0.404" calcext:value-type="currency">
            <text:p>$0.404</text:p>
          </table:table-cell>
          <table:table-cell table:formula="of:=[.E11]*[.C11]" office:value-type="currency" office:currency="USD" office:value="0.808" calcext:value-type="currency">
            <text:p>$0.808</text:p>
          </table:table-cell>
          <table:table-cell office:value-type="string" calcext:value-type="string">
            <text:p>8mm x 10.2mm</text:p>
          </table:table-cell>
          <table:table-cell office:value-type="string" calcext:value-type="string">
            <text:p>25V 33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5,C86</text:p>
          </table:table-cell>
          <table:table-cell office:value-type="string" calcext:value-type="string">
            <text:p>EEE-FK1E101X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67-EEE-FK1E101XP" xlink:type="simple">https://eu.mouser.com/ProductDetail/667-EEE-FK1E101XP</text:a></text:p>
          </table:table-cell>
          <table:table-cell table:style-name="ce5" office:value-type="currency" office:currency="USD" office:value="0.284" calcext:value-type="currency">
            <text:p>$0.284</text:p>
          </table:table-cell>
          <table:table-cell table:formula="of:=[.E12]*[.C12]" office:value-type="currency" office:currency="USD" office:value="0.568" calcext:value-type="currency">
            <text:p>$0.568</text:p>
          </table:table-cell>
          <table:table-cell office:value-type="string" calcext:value-type="string">
            <text:p>6.3mm x 7.7mm</text:p>
          </table:table-cell>
          <table:table-cell office:value-type="string" calcext:value-type="string">
            <text:p>25V 10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DBU0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750-CDBU0520" xlink:type="simple">https://eu.mouser.com/ProductDetail/750-CDBU0520</text:a></text:p>
          </table:table-cell>
          <table:table-cell office:value-type="currency" office:currency="USD" office:value="0.227" calcext:value-type="currency">
            <text:p>$0.227</text:p>
          </table:table-cell>
          <table:table-cell table:formula="of:=[.E13]*[.C13]" office:value-type="currency" office:currency="USD" office:value="0.227" calcext:value-type="currency">
            <text:p>$0.22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DBU05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2,D3</text:p>
          </table:table-cell>
          <table:table-cell office:value-type="string" calcext:value-type="string">
            <text:p>150080GS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710-150080GS75000" xlink:type="simple">https://eu.mouser.com/ProductDetail/710-150080GS75000</text:a></text:p>
          </table:table-cell>
          <table:table-cell office:value-type="currency" office:currency="USD" office:value="0.186" calcext:value-type="currency">
            <text:p>$0.186</text:p>
          </table:table-cell>
          <table:table-cell table:formula="of:=[.E14]*[.C14]" office:value-type="currency" office:currency="USD" office:value="0.372" calcext:value-type="currency">
            <text:p>$0.37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,D5,D6,D7,D8,D9,D10,D11,D12,D13,D14,D15,D16,D17</text:p>
          </table:table-cell>
          <table:table-cell office:value-type="string" calcext:value-type="string">
            <text:p>SM40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u.mouser.com/ProductDetail/637-SM4002" xlink:type="simple">https://eu.mouser.com/ProductDetail/637-SM4002</text:a></text:p>
          </table:table-cell>
          <table:table-cell office:value-type="currency" office:currency="USD" office:value="0.071" calcext:value-type="currency">
            <text:p>$0.071</text:p>
          </table:table-cell>
          <table:table-cell table:formula="of:=[.E15]*[.C15]" office:value-type="currency" office:currency="USD" office:value="0.994" calcext:value-type="currency">
            <text:p>$0.994</text:p>
          </table:table-cell>
          <table:table-cell office:value-type="string" calcext:value-type="string">
            <text:p>MELF</text:p>
          </table:table-cell>
          <table:table-cell office:value-type="string" calcext:value-type="string">
            <text:p>1N40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8,D19</text:p>
          </table:table-cell>
          <table:table-cell office:value-type="string" calcext:value-type="string">
            <text:p>1N5819HW-7-F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<text:a xlink:href="https://eu.mouser.com/ProductDetail/621-1N5819HW-F" xlink:type="simple">https://eu.mouser.com/ProductDetail/621-1N5819HW-F</text:a></text:p>
          </table:table-cell>
          <table:table-cell office:value-type="currency" office:currency="USD" office:value="0.169" calcext:value-type="currency">
            <text:p>$0.169</text:p>
          </table:table-cell>
          <table:table-cell table:formula="of:=[.E16]*[.C16]" office:value-type="currency" office:currency="USD" office:value="0.338" calcext:value-type="currency">
            <text:p>$0.338</text:p>
          </table:table-cell>
          <table:table-cell office:value-type="string" calcext:value-type="string">
            <text:p>SOD-123-2</text:p>
          </table:table-cell>
          <table:table-cell office:value-type="string" calcext:value-type="string">
            <text:p>1N58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150080RS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710-150080RS75000" xlink:type="simple">https://eu.mouser.com/ProductDetail/710-150080RS75000</text:a></text:p>
          </table:table-cell>
          <table:table-cell office:value-type="currency" office:currency="USD" office:value="0.186" calcext:value-type="currency">
            <text:p>$0.186</text:p>
          </table:table-cell>
          <table:table-cell table:formula="of:=[.E17]*[.C17]" office:value-type="currency" office:currency="USD" office:value="0.186" calcext:value-type="currency">
            <text:p>$0.186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538-105017-0001" xlink:type="simple">https://eu.mouser.com/ProductDetail/538-105017-0001</text:a></text:p>
          </table:table-cell>
          <table:table-cell office:value-type="currency" office:currency="USD" office:value="0.689" calcext:value-type="currency">
            <text:p>$0.689</text:p>
          </table:table-cell>
          <table:table-cell table:formula="of:=[.E18]*[.C18]" office:value-type="currency" office:currency="USD" office:value="0.689" calcext:value-type="currency">
            <text:p>$0.68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1,L2</text:p>
          </table:table-cell>
          <table:table-cell office:value-type="string" calcext:value-type="string">
            <text:p>ASPI-0704S-181M-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815-ASPI-0704S-181M" xlink:type="simple">https://eu.mouser.com/ProductDetail/815-ASPI-0704S-181M</text:a></text:p>
          </table:table-cell>
          <table:table-cell office:value-type="currency" office:currency="USD" office:value="0.467" calcext:value-type="currency">
            <text:p>$0.467</text:p>
          </table:table-cell>
          <table:table-cell table:formula="of:=[.E19]*[.C19]" office:value-type="currency" office:currency="USD" office:value="0.934" calcext:value-type="currency">
            <text:p>$0.934</text:p>
          </table:table-cell>
          <table:table-cell office:value-type="string" calcext:value-type="string">
            <text:p>7.3mm x 7.3mm</text:p>
          </table:table-cell>
          <table:table-cell office:value-type="string" calcext:value-type="string">
            <text:p>180µ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3,L4</text:p>
          </table:table-cell>
          <table:table-cell office:value-type="string" calcext:value-type="string">
            <text:p>LBR2012T1R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963-LBR2012T1R0M" xlink:type="simple">https://eu.mouser.com/ProductDetail/963-LBR2012T1R0M</text:a></text:p>
          </table:table-cell>
          <table:table-cell office:value-type="currency" office:currency="USD" office:value="0.074" calcext:value-type="currency">
            <text:p>$0.074</text:p>
          </table:table-cell>
          <table:table-cell table:formula="of:=[.E20]*[.C20]" office:value-type="currency" office:currency="USD" office:value="0.148" calcext:value-type="currency">
            <text:p>$0.148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µ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1,Q4,Q7,Q8,Q13,Q18,Q19,Q20,Q21,Q22</text:p>
          </table:table-cell>
          <table:table-cell office:value-type="string" calcext:value-type="string">
            <text:p>BC850CLT1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u.mouser.com/ProductDetail/863-BC850CLT1G" xlink:type="simple">https://eu.mouser.com/ProductDetail/863-BC850CLT1G</text:a></text:p>
          </table:table-cell>
          <table:table-cell office:value-type="currency" office:currency="USD" office:value="0.026" calcext:value-type="currency">
            <text:p>$0.026</text:p>
          </table:table-cell>
          <table:table-cell table:formula="of:=[.E21]*[.C21]" office:value-type="currency" office:currency="USD" office:value="0.26" calcext:value-type="currency">
            <text:p>$0.260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BC85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2,Q3,Q5,Q6,Q9,Q10,Q11,Q12,Q14,Q15,Q16,Q17</text:p>
          </table:table-cell>
          <table:table-cell office:value-type="string" calcext:value-type="string">
            <text:p>IRLML9301TRPB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u.mouser.com/ProductDetail/942-IRLML9301TRPBF" xlink:type="simple">https://eu.mouser.com/ProductDetail/942-IRLML9301TRPBF</text:a></text:p>
          </table:table-cell>
          <table:table-cell office:value-type="currency" office:currency="USD" office:value="0.154" calcext:value-type="currency">
            <text:p>$0.154</text:p>
          </table:table-cell>
          <table:table-cell table:formula="of:=[.E22]*[.C22]" office:value-type="currency" office:currency="USD" office:value="1.848" calcext:value-type="currency">
            <text:p>$1.848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IRLML93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,R2</text:p>
          </table:table-cell>
          <table:table-cell office:value-type="string" calcext:value-type="string">
            <text:p>RC0603FR-10100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10100RL" xlink:type="simple">https://eu.mouser.com/ProductDetail/603-RC0603FR-1010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23]*[.C23]" office:value-type="currency" office:currency="USD" office:value="0.012" calcext:value-type="currency">
            <text:p>$0.012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0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,R4,R6,R8,R12,R15,R16,R19,R43,R46,R50,R51,R66,R71,R72,R75,R76,R77,R84,R85,R87</text:p>
          </table:table-cell>
          <table:table-cell office:value-type="string" calcext:value-type="string">
            <text:p>RC0603FR-1310K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u.mouser.com/ProductDetail/603-RC0603FR-1310KL" xlink:type="simple">https://eu.mouser.com/ProductDetail/603-RC0603FR-1310K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24]*[.C24]" office:value-type="currency" office:currency="USD" office:value="0.126" calcext:value-type="currency">
            <text:p>$0.12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1">10k</text:span><text:span text:style-name="T2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5,R7,R14</text:p>
          </table:table-cell>
          <table:table-cell office:value-type="string" calcext:value-type="string">
            <text:p>RC0603JR-131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603-RC0603JR-131ML" xlink:type="simple">https://eu.mouser.com/ProductDetail/603-RC0603JR-131M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25]*[.C25]" office:value-type="currency" office:currency="USD" office:value="0.018" calcext:value-type="currency">
            <text:p>$0.01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1">1M</text:span><text:span text:style-name="T2">Ω</text:span></text:p>
          </table:table-cell>
          <table:table-cell/>
          <table:table-cell table:style-name="ce10"/>
          <table:table-cell table:number-columns-repeated="16374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C0603FR-07357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357KL" xlink:type="simple">https://eu.mouser.com/ProductDetail/603-RC0603FR-07357K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26]*[.C26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1">1% 357k</text:span><text:span text:style-name="T2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C0603FR-07210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210KL" xlink:type="simple">https://eu.mouser.com/ProductDetail/603-RC0603FR-07210K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27]*[.C27]" office:value-type="currency" office:currency="USD" office:value="0.006" calcext:value-type="currency">
            <text:p>$0.00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1">1% 210k</text:span><text:span text:style-name="T2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1,R13,R17,R20,R21,R45,R49,R55,R56,R62,R67,R68,R89</text:p>
          </table:table-cell>
          <table:table-cell office:value-type="string" calcext:value-type="string">
            <text:p>RC0603FR-072K05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u.mouser.com/ProductDetail/603-RC0603FR-072K05L" xlink:type="simple">https://eu.mouser.com/ProductDetail/603-RC0603FR-072K05L</text:a></text:p>
          </table:table-cell>
          <table:table-cell office:value-type="currency" office:currency="USD" office:value="0.005" calcext:value-type="currency">
            <text:p>$0.005</text:p>
          </table:table-cell>
          <table:table-cell table:formula="of:=[.E28]*[.C28]" office:value-type="currency" office:currency="USD" office:value="0.065" calcext:value-type="currency">
            <text:p>$0.065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2.05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C0603FR-1012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1012KL" xlink:type="simple">https://eu.mouser.com/ProductDetail/603-RC0603FR-1012K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29]*[.C29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12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2,R25</text:p>
          </table:table-cell>
          <table:table-cell office:value-type="string" calcext:value-type="string">
            <text:p>RC0603FR-07665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07665RL" xlink:type="simple">https://eu.mouser.com/ProductDetail/603-RC0603FR-07665R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0]*[.C30]" office:value-type="currency" office:currency="USD" office:value="0.014" calcext:value-type="currency">
            <text:p>$0.01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665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3,R24,R26,R29,R30,R32,R34</text:p>
          </table:table-cell>
          <table:table-cell office:value-type="string" calcext:value-type="string">
            <text:p>RC0603FR-10240R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u.mouser.com/ProductDetail/603-RC0603FR-10240RL" xlink:type="simple">https://eu.mouser.com/ProductDetail/603-RC0603FR-1024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31]*[.C31]" office:value-type="currency" office:currency="USD" office:value="0.042" calcext:value-type="currency">
            <text:p>$0.042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24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RC0603FR-07750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750RL" xlink:type="simple">https://eu.mouser.com/ProductDetail/603-RC0603FR-0775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32]*[.C32]" office:value-type="currency" office:currency="USD" office:value="0.006" calcext:value-type="currency">
            <text:p>$0.006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75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8,R31</text:p>
          </table:table-cell>
          <table:table-cell office:value-type="string" calcext:value-type="string">
            <text:p>RC0603FR-07340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07340RL" xlink:type="simple">https://eu.mouser.com/ProductDetail/603-RC0603FR-07340R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3]*[.C33]" office:value-type="currency" office:currency="USD" office:value="0.014" calcext:value-type="currency">
            <text:p>$0.01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34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3,R44,R47,R52,R53,R65,R69,R70,R78,R79,R80</text:p>
          </table:table-cell>
          <table:table-cell office:value-type="string" calcext:value-type="string">
            <text:p>RC0603FR-07422R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u.mouser.com/ProductDetail/603-RC0603FR-07422RL" xlink:type="simple">https://eu.mouser.com/ProductDetail/603-RC0603FR-07422RL</text:a></text:p>
          </table:table-cell>
          <table:table-cell office:value-type="currency" office:currency="USD" office:value="0.005" calcext:value-type="currency">
            <text:p>$0.005</text:p>
          </table:table-cell>
          <table:table-cell table:formula="of:=[.E34]*[.C34]" office:value-type="currency" office:currency="USD" office:value="0.055" calcext:value-type="currency">
            <text:p>$0.055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22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5,R36</text:p>
          </table:table-cell>
          <table:table-cell office:value-type="string" calcext:value-type="string">
            <text:p>ERJ-1TRQFR22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67-ERJ-1TRQFR22U" xlink:type="simple">https://eu.mouser.com/ProductDetail/667-ERJ-1TRQFR22U</text:a></text:p>
          </table:table-cell>
          <table:table-cell office:value-type="currency" office:currency="USD" office:value="0.311" calcext:value-type="currency">
            <text:p>$0.311</text:p>
          </table:table-cell>
          <table:table-cell table:formula="of:=[.E35]*[.C35]" office:value-type="currency" office:currency="USD" office:value="0.622" calcext:value-type="currency">
            <text:p>$0.622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<text:span text:style-name="T1">1W 0.22</text:span><text:span text:style-name="T2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RC0603FR-104K3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104K3L" xlink:type="simple">https://eu.mouser.com/ProductDetail/603-RC0603FR-104K3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6]*[.C36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.3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RC0603FR-078K2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8K2L" xlink:type="simple">https://eu.mouser.com/ProductDetail/603-RC0603FR-078K2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7]*[.C37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8.2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9,R41</text:p>
          </table:table-cell>
          <table:table-cell office:value-type="string" calcext:value-type="string">
            <text:p>RC0603FR-07180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07180RL" xlink:type="simple">https://eu.mouser.com/ProductDetail/603-RC0603FR-0718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38]*[.C38]" office:value-type="currency" office:currency="USD" office:value="0.012" calcext:value-type="currency">
            <text:p>$0.012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18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40,R42</text:p>
          </table:table-cell>
          <table:table-cell office:value-type="string" calcext:value-type="string">
            <text:p>RC0603FR-1047K5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1047K5L" xlink:type="simple">https://eu.mouser.com/ProductDetail/603-RC0603FR-1047K5L</text:a></text:p>
          </table:table-cell>
          <table:table-cell office:value-type="currency" office:currency="USD" office:value="0.005" calcext:value-type="currency">
            <text:p>$0.005</text:p>
          </table:table-cell>
          <table:table-cell table:formula="of:=[.E39]*[.C39]" office:value-type="currency" office:currency="USD" office:value="0.01" calcext:value-type="currency">
            <text:p>$0.010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7.5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48,R54,R59,R60,R61,R63,R64</text:p>
          </table:table-cell>
          <table:table-cell office:value-type="string" calcext:value-type="string">
            <text:p>RC0603FR-131R5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u.mouser.com/ProductDetail/603-RC0603FR-131R5L" xlink:type="simple">https://eu.mouser.com/ProductDetail/603-RC0603FR-131R5L</text:a></text:p>
          </table:table-cell>
          <table:table-cell office:value-type="currency" office:currency="USD" office:value="0.011" calcext:value-type="currency">
            <text:p>$0.011</text:p>
          </table:table-cell>
          <table:table-cell table:formula="of:=[.E40]*[.C40]" office:value-type="currency" office:currency="USD" office:value="0.077" calcext:value-type="currency">
            <text:p>$0.07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1.5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57,R73,R81,R83</text:p>
          </table:table-cell>
          <table:table-cell office:value-type="string" calcext:value-type="string">
            <text:p>RC0603FR-100R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u.mouser.com/ProductDetail/603-RC0603FR-100RL" xlink:type="simple">https://eu.mouser.com/ProductDetail/603-RC0603FR-10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41]*[.C41]" office:value-type="currency" office:currency="USD" office:value="0.024" calcext:value-type="currency">
            <text:p>$0.02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58,R74,R86,R88</text:p>
          </table:table-cell>
          <table:table-cell office:value-type="string" calcext:value-type="string">
            <text:p>RC0603JR-10100K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u.mouser.com/ProductDetail/603-RC0603JR-10100KL" xlink:type="simple">https://eu.mouser.com/ProductDetail/603-RC0603JR-10100K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42]*[.C42]" office:value-type="currency" office:currency="USD" office:value="0.024" calcext:value-type="currency">
            <text:p>$0.02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00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82</text:p>
          </table:table-cell>
          <table:table-cell office:value-type="string" calcext:value-type="string">
            <text:p>RK73H1JTTD47R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60-RK73H1JTTD47R0F" xlink:type="simple">https://eu.mouser.com/ProductDetail/660-RK73H1JTTD47R0F</text:a></text:p>
          </table:table-cell>
          <table:table-cell office:value-type="currency" office:currency="USD" office:value="0.008" calcext:value-type="currency">
            <text:p>$0.008</text:p>
          </table:table-cell>
          <table:table-cell table:formula="of:=[.E43]*[.C43]" office:value-type="currency" office:currency="USD" office:value="0.008" calcext:value-type="currency">
            <text:p>$0.008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7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V1,RV2,RV3,RV4,RV5,RV6,RV7</text:p>
          </table:table-cell>
          <table:table-cell office:value-type="string" calcext:value-type="string">
            <text:p>PV36X101C01B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u.mouser.com/ProductDetail/81-PV36X101C01B00" xlink:type="simple">https://eu.mouser.com/ProductDetail/81-PV36X101C01B00</text:a></text:p>
          </table:table-cell>
          <table:table-cell office:value-type="currency" office:currency="USD" office:value="1.58" calcext:value-type="currency">
            <text:p>$1.580</text:p>
          </table:table-cell>
          <table:table-cell table:formula="of:=[.E44]*[.C44]" office:value-type="currency" office:currency="USD" office:value="11.06" calcext:value-type="currency">
            <text:p>$11.060</text:p>
          </table:table-cell>
          <table:table-cell/>
          <table:table-cell table:style-name="ce9" office:value-type="string" calcext:value-type="string">
            <text:p>linear 10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W25Q32JVSSIM 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454-W25Q32JVSSIMTR" xlink:type="simple">https://eu.mouser.com/ProductDetail/454-W25Q32JVSSIMTR</text:a></text:p>
          </table:table-cell>
          <table:table-cell office:value-type="currency" office:currency="USD" office:value="0.655" calcext:value-type="currency">
            <text:p>$0.655</text:p>
          </table:table-cell>
          <table:table-cell table:formula="of:=[.E45]*[.C45]" office:value-type="currency" office:currency="USD" office:value="0.655" calcext:value-type="currency">
            <text:p>$0.655</text:p>
          </table:table-cell>
          <table:table-cell office:value-type="string" calcext:value-type="string">
            <text:p>SOIC-8 208-mil</text:p>
          </table:table-cell>
          <table:table-cell office:value-type="string" calcext:value-type="string">
            <text:p>4M x 8bi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T3030EFE#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584-LT3030EFE%23PBF" xlink:type="simple">https://eu.mouser.com/ProductDetail/584-LT3030EFE%23PBF</text:a></text:p>
          </table:table-cell>
          <table:table-cell office:value-type="currency" office:currency="USD" office:value="7.66" calcext:value-type="currency">
            <text:p>$7.660</text:p>
          </table:table-cell>
          <table:table-cell table:formula="of:=[.E46]*[.C46]" office:value-type="currency" office:currency="USD" office:value="7.66" calcext:value-type="currency">
            <text:p>$7.660</text:p>
          </table:table-cell>
          <table:table-cell office:value-type="string" calcext:value-type="string">
            <text:p>ETSSOP-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CE40HX4K-TQ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842-ICE40HX4K-TQ144" xlink:type="simple">https://eu.mouser.com/ProductDetail/842-ICE40HX4K-TQ144</text:a></text:p>
          </table:table-cell>
          <table:table-cell office:value-type="currency" office:currency="USD" office:value="9.56" calcext:value-type="currency">
            <text:p>$9.560</text:p>
          </table:table-cell>
          <table:table-cell table:formula="of:=[.E47]*[.C47]" office:value-type="currency" office:currency="USD" office:value="9.56" calcext:value-type="currency">
            <text:p>$9.560</text:p>
          </table:table-cell>
          <table:table-cell office:value-type="string" calcext:value-type="string">
            <text:p>TQFP-1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93LC56BT-I/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579-93LC56BT-I-SN" xlink:type="simple">https://eu.mouser.com/ProductDetail/579-93LC56BT-I-SN</text:a></text:p>
          </table:table-cell>
          <table:table-cell office:value-type="currency" office:currency="USD" office:value="0.328" calcext:value-type="currency">
            <text:p>$0.328</text:p>
          </table:table-cell>
          <table:table-cell table:formula="of:=[.E48]*[.C48]" office:value-type="currency" office:currency="USD" office:value="0.328" calcext:value-type="currency">
            <text:p>$0.328</text:p>
          </table:table-cell>
          <table:table-cell office:value-type="string" calcext:value-type="string">
            <text:p>SOIC-8 150-mil</text:p>
          </table:table-cell>
          <table:table-cell office:value-type="string" calcext:value-type="string">
            <text:p>128 x 16bi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FT2232HL-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895-FT2232HL" xlink:type="simple">https://eu.mouser.com/ProductDetail/895-FT2232HL</text:a></text:p>
          </table:table-cell>
          <table:table-cell office:value-type="currency" office:currency="USD" office:value="5.28" calcext:value-type="currency">
            <text:p>$5.280</text:p>
          </table:table-cell>
          <table:table-cell table:formula="of:=[.E49]*[.C49]" office:value-type="currency" office:currency="USD" office:value="5.28" calcext:value-type="currency">
            <text:p>$5.280</text:p>
          </table:table-cell>
          <table:table-cell office:value-type="string" calcext:value-type="string">
            <text:p>LQFP-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6,U7,U8,U9,U10,U11,U12</text:p>
          </table:table-cell>
          <table:table-cell office:value-type="string" calcext:value-type="string">
            <text:p>LM317DCYRG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u.mouser.com/ProductDetail/595-LM317DCYRG3" xlink:type="simple">https://eu.mouser.com/ProductDetail/595-LM317DCYRG3</text:a></text:p>
          </table:table-cell>
          <table:table-cell office:value-type="currency" office:currency="USD" office:value="0.404" calcext:value-type="currency">
            <text:p>$0.404</text:p>
          </table:table-cell>
          <table:table-cell table:formula="of:=[.E50]*[.C50]" office:value-type="currency" office:currency="USD" office:value="2.828" calcext:value-type="currency">
            <text:p>$2.828</text:p>
          </table:table-cell>
          <table:table-cell office:value-type="string" calcext:value-type="string">
            <text:p>SOT-223-4</text:p>
          </table:table-cell>
          <table:table-cell office:value-type="string" calcext:value-type="string">
            <text:p>LM3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3,U14</text:p>
          </table:table-cell>
          <table:table-cell office:value-type="string" calcext:value-type="string">
            <text:p>MC33063A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595-MC33063ADR" xlink:type="simple">https://eu.mouser.com/ProductDetail/595-MC33063ADR</text:a></text:p>
          </table:table-cell>
          <table:table-cell office:value-type="currency" office:currency="USD" office:value="0.364" calcext:value-type="currency">
            <text:p>$0.364</text:p>
          </table:table-cell>
          <table:table-cell table:formula="of:=[.E51]*[.C51]" office:value-type="currency" office:currency="USD" office:value="0.728" calcext:value-type="currency">
            <text:p>$0.728</text:p>
          </table:table-cell>
          <table:table-cell office:value-type="string" calcext:value-type="string">
            <text:p>SOIC-8 150-mil</text:p>
          </table:table-cell>
          <table:table-cell office:value-type="string" calcext:value-type="string">
            <text:p>MC330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5,U16,U17</text:p>
          </table:table-cell>
          <table:table-cell office:value-type="string" calcext:value-type="string">
            <text:p>74LVC8T245PW,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771-74LVC8T245PW118" xlink:type="simple">https://eu.mouser.com/ProductDetail/771-74LVC8T245PW118</text:a></text:p>
          </table:table-cell>
          <table:table-cell office:value-type="currency" office:currency="USD" office:value="0.605" calcext:value-type="currency">
            <text:p>$0.605</text:p>
          </table:table-cell>
          <table:table-cell table:formula="of:=[.E52]*[.C52]" office:value-type="currency" office:currency="USD" office:value="1.815" calcext:value-type="currency">
            <text:p>$1.815</text:p>
          </table:table-cell>
          <table:table-cell office:value-type="string" calcext:value-type="string">
            <text:p>TSSOP-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ASTX-H11-12.000MHZ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815-ASTXH1112T" xlink:type="simple">https://eu.mouser.com/ProductDetail/815-ASTXH1112T</text:a></text:p>
          </table:table-cell>
          <table:table-cell office:value-type="currency" office:currency="USD" office:value="4.34" calcext:value-type="currency">
            <text:p>$4.340</text:p>
          </table:table-cell>
          <table:table-cell table:formula="of:=[.E53]*[.C53]" office:value-type="currency" office:currency="USD" office:value="4.34" calcext:value-type="currency">
            <text:p>$4.340</text:p>
          </table:table-cell>
          <table:table-cell office:value-type="string" calcext:value-type="string">
            <text:p>3.2mm x 2.5mm</text:p>
          </table:table-cell>
          <table:table-cell office:value-type="string" calcext:value-type="string">
            <text:p>12MHz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formula="of:=SUM([.C2:.C53])" office:value-type="float" office:value="257" calcext:value-type="float">
            <text:p>257</text:p>
          </table:table-cell>
          <table:table-cell table:number-columns-repeated="2"/>
          <table:table-cell table:formula="of:=SUM([.F2:.F53])" office:value-type="currency" office:currency="USD" office:value="55.193" calcext:value-type="currency">
            <text:p>$55.193</text:p>
          </table:table-cell>
          <table:table-cell table:number-columns-repeated="16378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.00.0000</text:date>, <text:time style:data-style-name="N2" text:time-value="08:31:19.1158159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1:05:01.237720292</meta:creation-date>
    <dc:date>2025-01-29T10:07:09.479383948</dc:date>
    <meta:editing-duration>PT23H42M10S</meta:editing-duration>
    <meta:editing-cycles>139</meta:editing-cycles>
    <meta:generator>LibreOffice/24.2.7.2$Linux_X86_64 LibreOffice_project/420$Build-2</meta:generator>
    <meta:document-statistic meta:table-count="1" meta:cell-count="419" meta:object-count="0"/>
  </office:meta>
</office:document-meta>
</file>